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0%" draw:opacity-name="Transparency_20_2" draw:textarea-horizontal-align="justify" draw:textarea-vertical-align="middle" draw:auto-grow-height="false" fo:min-height="10.799cm" fo:min-width="16.89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3.31cm"/>
      <style:paragraph-properties style:writing-mode="lr-tb"/>
    </style:style>
    <style:style style:name="gr3" style:family="graphic" style:parent-style-name="standard">
      <style:graphic-properties draw:fill-color="#bf819e" draw:textarea-horizontal-align="justify" draw:textarea-vertical-align="middle" draw:auto-grow-height="false" fo:min-height="0.893cm" fo:min-width="6.231cm"/>
      <style:paragraph-properties style:writing-mode="lr-tb"/>
    </style:style>
    <style:style style:name="gr4" style:family="graphic" style:parent-style-name="standard">
      <style:graphic-properties draw:fill-color="#ff5429" draw:textarea-horizontal-align="justify" draw:textarea-vertical-align="middle" draw:auto-grow-height="false" fo:min-height="0.893cm" fo:min-width="6.231cm"/>
      <style:paragraph-properties style:writing-mode="lr-tb"/>
    </style:style>
    <style:style style:name="gr5" style:family="graphic" style:parent-style-name="objectwithoutfill">
      <style:graphic-properties svg:stroke-width="0.053cm" svg:stroke-color="#bf819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ff542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bf819e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5429" draw:marker-start="Arrow" draw:marker-start-width="0.279cm" draw:marker-end="Arrow" draw:marker-end-width="0.279cm" draw:fill="solid" draw:fill-color="#ff5429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5429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textarea-horizontal-align="justify" draw:textarea-vertical-align="middle" draw:auto-grow-height="false" fo:min-height="1.188cm" fo:min-width="11.085cm"/>
      <style:paragraph-properties style:writing-mode="lr-tb"/>
    </style:style>
    <style:style style:name="gr11" style:family="graphic" style:parent-style-name="standard">
      <style:graphic-properties draw:fill-color="#e8f2a1" draw:textarea-horizontal-align="justify" draw:textarea-vertical-align="middle" draw:auto-grow-height="false" fo:min-height="0.868cm" fo:min-width="6.231cm"/>
      <style:paragraph-properties style:writing-mode="lr-tb"/>
    </style:style>
    <style:style style:name="gr12" style:family="graphic" style:parent-style-name="objectwithoutfill">
      <style:graphic-properties svg:stroke-width="0.053cm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bbe33d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="none" fo:min-height="0.512cm"/>
      <style:paragraph-properties style:writing-mode="lr-tb"/>
    </style:style>
    <style:style style:name="P1" style:family="paragraph">
      <loext:graphic-properties draw:opacity="100%" draw:opacity-name="Transparency_20_2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4" style:family="paragraph">
      <loext:graphic-properties draw:fill-color="#bf819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5429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ff5429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e8f2a1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780373" fo:font-size="10pt" style:font-size-asian="10pt" style:font-size-complex="10pt"/>
    </style:style>
    <style:style style:name="T3" style:family="text">
      <style:text-properties fo:color="#780373" fo:font-size="10pt" fo:background-color="transparen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99cm" svg:height="11.049cm" svg:x="2.016cm" svg:y="1.889cm">
          <text:p text:style-name="P8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651cm" svg:x="2.397cm" svg:y="2.778cm">
          <text:p text:style-name="P2"><text:span text:style-name="T1">LXC</text:span><text:span text:style-name="T1"><text:line-break/></text:span><text:span text:style-name="T1">Controller</text:span></text:p>
          <text:p text:style-name="P2"><text:span text:style-name="T2">172.23.32.2/2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651cm" svg:x="10.906cm" svg:y="2.778cm">
          <text:p text:style-name="P2"><text:span text:style-name="T1">LXC</text:span><text:span text:style-name="T1"><text:line-break/></text:span><text:span text:style-name="T1">Compute-02</text:span></text:p>
          <text:p text:style-name="P3"><text:span text:style-name="T2">172.23.32.6/2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651cm" svg:x="6.715cm" svg:y="2.778cm">
          <text:p text:style-name="P2"><text:span text:style-name="T1">LXC</text:span><text:span text:style-name="T1"><text:line-break/></text:span><text:span text:style-name="T1">Compute-01</text:span></text:p>
          <text:p text:style-name="P3"><text:span text:style-name="T2">172.23.32.5/2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651cm" svg:x="15.097cm" svg:y="2.778cm">
          <text:p text:style-name="P2"><text:span text:style-name="T1">LXC</text:span><text:span text:style-name="T1"><text:line-break/></text:span><text:span text:style-name="T1">Compute-03</text:span></text:p>
          <text:p text:style-name="P3"><text:span text:style-name="T3">172.23.32.7/2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731cm" svg:height="1.143cm" svg:x="2.778cm" svg:y="8.366cm">
          <text:p text:style-name="P2"><text:span text:style-name="T1">Br-os: </text:span><text:span text:style-name="T1">172.23.32.1/2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731cm" svg:height="1.143cm" svg:x="12.049cm" svg:y="8.366cm">
          <text:p text:style-name="P2"><text:span text:style-name="T1">br-ext: 172.23.16.1/24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.651cm" svg:y1="6.461cm" svg:x2="18.653cm" svg:y2="6.461cm">
          <text:p/>
        </draw:line>
        <draw:line draw:style-name="gr6" draw:text-style-name="P6" draw:layer="layout" svg:x1="2.651cm" svg:y1="7.223cm" svg:x2="18.653cm" svg:y2="7.223cm">
          <text:p/>
        </draw:line>
        <draw:line draw:style-name="gr7" draw:text-style-name="P6" draw:layer="layout" svg:x1="3.413cm" svg:y1="4.429cm" svg:x2="3.413cm" svg:y2="6.461cm">
          <text:p/>
        </draw:line>
        <draw:line draw:style-name="gr7" draw:text-style-name="P6" draw:layer="layout" svg:x1="7.223cm" svg:y1="4.429cm" svg:x2="7.223cm" svg:y2="6.461cm">
          <text:p/>
        </draw:line>
        <draw:line draw:style-name="gr7" draw:text-style-name="P6" draw:layer="layout" svg:x1="11.313cm" svg:y1="4.429cm" svg:x2="11.313cm" svg:y2="6.461cm">
          <text:p/>
        </draw:line>
        <draw:line draw:style-name="gr7" draw:text-style-name="P6" draw:layer="layout" svg:x1="15.713cm" svg:y1="4.429cm" svg:x2="15.713cm" svg:y2="6.461cm">
          <text:p/>
        </draw:line>
        <draw:line draw:style-name="gr7" draw:text-style-name="P6" draw:layer="layout" svg:x1="5.891cm" svg:y1="6.488cm" svg:x2="5.891cm" svg:y2="8.493cm">
          <text:p/>
        </draw:line>
        <draw:line draw:style-name="gr8" draw:text-style-name="P7" draw:layer="layout" svg:x1="4.914cm" svg:y1="4.429cm" svg:x2="4.967cm" svg:y2="7.223cm">
          <text:p/>
        </draw:line>
        <draw:line draw:style-name="gr8" draw:text-style-name="P7" draw:layer="layout" svg:x1="8.614cm" svg:y1="4.429cm" svg:x2="8.667cm" svg:y2="7.223cm">
          <text:p/>
        </draw:line>
        <draw:line draw:style-name="gr8" draw:text-style-name="P7" draw:layer="layout" svg:x1="12.814cm" svg:y1="4.429cm" svg:x2="12.867cm" svg:y2="7.223cm">
          <text:p/>
        </draw:line>
        <draw:line draw:style-name="gr8" draw:text-style-name="P7" draw:layer="layout" svg:x1="17.114cm" svg:y1="4.429cm" svg:x2="17.167cm" svg:y2="7.223cm">
          <text:p/>
        </draw:line>
        <draw:line draw:style-name="gr9" draw:text-style-name="P6" draw:layer="layout" svg:x1="14.97cm" svg:y1="7.096cm" svg:x2="14.967cm" svg:y2="8.423cm">
          <text:p/>
        </draw:line>
        <draw:custom-shape draw:style-name="gr10" draw:text-style-name="P8" draw:layer="layout" svg:width="16.383cm" svg:height="2.032cm" svg:x="2.778cm" svg:y="14.589cm">
          <text:p text:style-name="P8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6.731cm" svg:height="1.118cm" svg:x="7.778cm" svg:y="11.566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1.195cm" svg:y1="12.684cm" svg:x2="11.195cm" svg:y2="14.589cm">
          <text:p/>
        </draw:line>
        <draw:line draw:style-name="gr13" draw:text-style-name="P6" draw:layer="layout" svg:x1="13.7cm" svg:y1="11.541cm" svg:x2="13.7cm" svg:y2="9.509cm">
          <text:p/>
        </draw:line>
        <draw:frame draw:style-name="gr14" draw:text-style-name="P10" draw:layer="layout" svg:width="5.188cm" svg:height="0.806cm" svg:x="2.016cm" svg:y="1.762cm">
          <draw:text-box>
            <text:p><text:span text:style-name="T1">SERVER (My laptop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19:47:47.286420081</meta:creation-date>
    <dc:date>2020-06-27T20:28:14.814010160</dc:date>
    <meta:editing-duration>PT6M50S</meta:editing-duration>
    <meta:editing-cycles>1</meta:editing-cycles>
    <meta:document-statistic meta:object-count="24"/>
    <meta:generator>LibreOffice/6.4.3.2$Linux_X86_64 LibreOffice_project/40$Build-2</meta:generator>
  </office:meta>
</office:document-meta>
</file>